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f4e5d8d95f19c6336a3ed9b84efccfbd" style:family="table-column">
      <style:table-column-properties fo:break-before="auto" style:use-optimal-column-width="false" style:column-width="6cm"/>
    </style:style>
    <style:style style:name="odsStyleTableColumn-3e5e945ca8a3c69465737f6cf372343b" style:family="table-column">
      <style:table-column-properties fo:break-before="auto" style:use-optimal-column-width="false" style:column-width="5cm"/>
    </style:style>
    <style:style style:name="odsStyleTableColumn-173a537ebb3b0ebc862ea1dde58f4445" style:family="table-column">
      <style:table-column-properties fo:break-before="auto" style:use-optimal-column-width="false" style:column-width="3cm"/>
    </style:style>
    <style:style style:name="odsStyleTableCell-6fe6a6c36ef857440fb94e64088ba1e2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442049487a346be71b0896b2cc2dcfab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5a75c1daf7c3f3c5ba2bebc5dde3b11a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a18bf86e71765a8438018fe595675a5a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71985480c74a78a6696ab8890bb2f37e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e776b4f975b91d209bcc76be109d2115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f4e5d8d95f19c6336a3ed9b84efccfbd" table:default-cell-style-name="Default"/>
        <table:table-column table:style-name="odsStyleTableColumn-3e5e945ca8a3c69465737f6cf372343b" table:default-cell-style-name="Default"/>
        <table:table-column table:style-name="odsStyleTableColumn-173a537ebb3b0ebc862ea1dde58f4445" table:default-cell-style-name="Default"/>
        <table:table-column table:style-name="odsStyleTableColumn-173a537ebb3b0ebc862ea1dde58f4445" table:default-cell-style-name="Default"/>
        <table:table-column table:style-name="odsStyleTableColumn-173a537ebb3b0ebc862ea1dde58f4445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6fe6a6c36ef857440fb94e64088ba1e2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442049487a346be71b0896b2cc2dcfab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442049487a346be71b0896b2cc2dcfab" table:number-columns-spanned="5" table:number-rows-spanned="1" office:value-type="string">
            <text:p>TABLA No. 10-24</text:p>
          </table:table-cell>
          <table:covered-table-cell table:number-columns-repeated="4"/>
        </table:table-row>
        <table:table-row table:style-name="ro1">
          <table:table-cell table:style-name="odsStyleTableCell-442049487a346be71b0896b2cc2dcfab" table:number-columns-spanned="5" table:number-rows-spanned="1" office:value-type="string">
            <text:p>TABLA DE COTIZACIONES DEL 15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442049487a346be71b0896b2cc2dcfab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5a75c1daf7c3f3c5ba2bebc5dde3b11a" office:value-type="string">
            <text:p>PAIS</text:p>
          </table:table-cell>
          <table:table-cell table:style-name="odsStyleTableCell-5a75c1daf7c3f3c5ba2bebc5dde3b11a" office:value-type="string">
            <text:p>UNIDAD MONETARIA</text:p>
          </table:table-cell>
          <table:table-cell table:style-name="odsStyleTableCell-5a75c1daf7c3f3c5ba2bebc5dde3b11a" office:value-type="string">
            <text:p>MONEDA</text:p>
          </table:table-cell>
          <table:table-cell table:style-name="odsStyleTableCell-5a75c1daf7c3f3c5ba2bebc5dde3b11a" office:value-type="string">
            <text:p>TIPO DE CAMBIO EN Bs POR UNIDAD DE MONEDA EXTRANJERA</text:p>
          </table:table-cell>
          <table:table-cell table:style-name="odsStyleTableCell-5a75c1daf7c3f3c5ba2bebc5dde3b11a" office:value-type="string">
            <text:p>TIPO DE CAMBIO EN M.E.</text:p>
          </table:table-cell>
        </table:table-row>
        <table:table-row table:style-name="ro1">
          <table:table-cell table:style-name="odsStyleTableCell-a18bf86e71765a8438018fe595675a5a" office:value-type="string">
            <text:p>ESTADOS UNIDOS</text:p>
          </table:table-cell>
          <table:table-cell table:style-name="odsStyleTableCell-a18bf86e71765a8438018fe595675a5a" office:value-type="string">
            <text:p>DOLAR VENTA</text:p>
          </table:table-cell>
          <table:table-cell table:style-name="odsStyleTableCell-a18bf86e71765a8438018fe595675a5a" office:value-type="string">
            <text:p>USD.VENTA</text:p>
          </table:table-cell>
          <table:table-cell table:style-name="odsStyleTableCell-71985480c74a78a6696ab8890bb2f37e" office:value-type="string">
            <text:p>6.96000</text:p>
          </table:table-cell>
          <table:table-cell table:style-name="odsStyleTableCell-71985480c74a78a6696ab8890bb2f37e" office:value-type="string">
            <text:p/>
          </table:table-cell>
        </table:table-row>
        <table:table-row table:style-name="ro1">
          <table:table-cell table:style-name="odsStyleTableCell-a18bf86e71765a8438018fe595675a5a" office:value-type="string">
            <text:p>ESTADOS UNIDOS</text:p>
          </table:table-cell>
          <table:table-cell table:style-name="odsStyleTableCell-a18bf86e71765a8438018fe595675a5a" office:value-type="string">
            <text:p>DOLAR COMPRA</text:p>
          </table:table-cell>
          <table:table-cell table:style-name="odsStyleTableCell-a18bf86e71765a8438018fe595675a5a" office:value-type="string">
            <text:p>USD.COMPRA</text:p>
          </table:table-cell>
          <table:table-cell table:style-name="odsStyleTableCell-71985480c74a78a6696ab8890bb2f37e" office:value-type="string">
            <text:p>6.86000</text:p>
          </table:table-cell>
          <table:table-cell table:style-name="odsStyleTableCell-71985480c74a78a6696ab8890bb2f37e" office:value-type="string">
            <text:p/>
          </table:table-cell>
        </table:table-row>
        <table:table-row table:style-name="ro1">
          <table:table-cell table:style-name="odsStyleTableCell-a18bf86e71765a8438018fe595675a5a" office:value-type="string">
            <text:p>UNION EUROPEA</text:p>
          </table:table-cell>
          <table:table-cell table:style-name="odsStyleTableCell-a18bf86e71765a8438018fe595675a5a" office:value-type="string">
            <text:p>EURO</text:p>
          </table:table-cell>
          <table:table-cell table:style-name="odsStyleTableCell-a18bf86e71765a8438018fe595675a5a" office:value-type="string">
            <text:p>EUR</text:p>
          </table:table-cell>
          <table:table-cell table:style-name="odsStyleTableCell-71985480c74a78a6696ab8890bb2f37e" office:value-type="string">
            <text:p>7.51995</text:p>
          </table:table-cell>
          <table:table-cell table:style-name="odsStyleTableCell-71985480c74a78a6696ab8890bb2f37e" office:value-type="string">
            <text:p>0.91224</text:p>
          </table:table-cell>
        </table:table-row>
        <table:table-row table:style-name="ro1">
          <table:table-cell table:style-name="odsStyleTableCell-a18bf86e71765a8438018fe595675a5a" office:value-type="string">
            <text:p>JAPON</text:p>
          </table:table-cell>
          <table:table-cell table:style-name="odsStyleTableCell-a18bf86e71765a8438018fe595675a5a" office:value-type="string">
            <text:p>YEN</text:p>
          </table:table-cell>
          <table:table-cell table:style-name="odsStyleTableCell-a18bf86e71765a8438018fe595675a5a" office:value-type="string">
            <text:p>JPY</text:p>
          </table:table-cell>
          <table:table-cell table:style-name="odsStyleTableCell-71985480c74a78a6696ab8890bb2f37e" office:value-type="string">
            <text:p>0.04737</text:p>
          </table:table-cell>
          <table:table-cell table:style-name="odsStyleTableCell-71985480c74a78a6696ab8890bb2f37e" office:value-type="string">
            <text:p>144.83000</text:p>
          </table:table-cell>
        </table:table-row>
        <table:table-row table:style-name="ro1">
          <table:table-cell table:style-name="odsStyleTableCell-a18bf86e71765a8438018fe595675a5a" office:value-type="string">
            <text:p>ARABIA SAUDITA</text:p>
          </table:table-cell>
          <table:table-cell table:style-name="odsStyleTableCell-a18bf86e71765a8438018fe595675a5a" office:value-type="string">
            <text:p>RIYAL SAUDÍ</text:p>
          </table:table-cell>
          <table:table-cell table:style-name="odsStyleTableCell-a18bf86e71765a8438018fe595675a5a" office:value-type="string">
            <text:p>SAR</text:p>
          </table:table-cell>
          <table:table-cell table:style-name="odsStyleTableCell-71985480c74a78a6696ab8890bb2f37e" office:value-type="string">
            <text:p>1.82919</text:p>
          </table:table-cell>
          <table:table-cell table:style-name="odsStyleTableCell-71985480c74a78a6696ab8890bb2f37e" office:value-type="string">
            <text:p>3.75030</text:p>
          </table:table-cell>
        </table:table-row>
        <table:table-row table:style-name="ro1">
          <table:table-cell table:style-name="odsStyleTableCell-a18bf86e71765a8438018fe595675a5a" office:value-type="string">
            <text:p>ARGELIA</text:p>
          </table:table-cell>
          <table:table-cell table:style-name="odsStyleTableCell-a18bf86e71765a8438018fe595675a5a" office:value-type="string">
            <text:p>DINAR ARGELINO</text:p>
          </table:table-cell>
          <table:table-cell table:style-name="odsStyleTableCell-a18bf86e71765a8438018fe595675a5a" office:value-type="string">
            <text:p>DZD</text:p>
          </table:table-cell>
          <table:table-cell table:style-name="odsStyleTableCell-71985480c74a78a6696ab8890bb2f37e" office:value-type="string">
            <text:p>0.05109</text:p>
          </table:table-cell>
          <table:table-cell table:style-name="odsStyleTableCell-71985480c74a78a6696ab8890bb2f37e" office:value-type="string">
            <text:p>134.27500</text:p>
          </table:table-cell>
        </table:table-row>
        <table:table-row table:style-name="ro1">
          <table:table-cell table:style-name="odsStyleTableCell-a18bf86e71765a8438018fe595675a5a" office:value-type="string">
            <text:p>ARGENTINA</text:p>
          </table:table-cell>
          <table:table-cell table:style-name="odsStyleTableCell-a18bf86e71765a8438018fe595675a5a" office:value-type="string">
            <text:p>PESO</text:p>
          </table:table-cell>
          <table:table-cell table:style-name="odsStyleTableCell-a18bf86e71765a8438018fe595675a5a" office:value-type="string">
            <text:p>ARS</text:p>
          </table:table-cell>
          <table:table-cell table:style-name="odsStyleTableCell-71985480c74a78a6696ab8890bb2f37e" office:value-type="string">
            <text:p>0.00841</text:p>
          </table:table-cell>
          <table:table-cell table:style-name="odsStyleTableCell-71985480c74a78a6696ab8890bb2f37e" office:value-type="string">
            <text:p>816.04990</text:p>
          </table:table-cell>
        </table:table-row>
        <table:table-row table:style-name="ro1">
          <table:table-cell table:style-name="odsStyleTableCell-a18bf86e71765a8438018fe595675a5a" office:value-type="string">
            <text:p>AUSTRALIA</text:p>
          </table:table-cell>
          <table:table-cell table:style-name="odsStyleTableCell-a18bf86e71765a8438018fe595675a5a" office:value-type="string">
            <text:p>DÓLAR</text:p>
          </table:table-cell>
          <table:table-cell table:style-name="odsStyleTableCell-a18bf86e71765a8438018fe595675a5a" office:value-type="string">
            <text:p>AUD</text:p>
          </table:table-cell>
          <table:table-cell table:style-name="odsStyleTableCell-71985480c74a78a6696ab8890bb2f37e" office:value-type="string">
            <text:p>4.59139</text:p>
          </table:table-cell>
          <table:table-cell table:style-name="odsStyleTableCell-71985480c74a78a6696ab8890bb2f37e" office:value-type="string">
            <text:p>1.49410</text:p>
          </table:table-cell>
        </table:table-row>
        <table:table-row table:style-name="ro1">
          <table:table-cell table:style-name="odsStyleTableCell-a18bf86e71765a8438018fe595675a5a" office:value-type="string">
            <text:p>BRASIL</text:p>
          </table:table-cell>
          <table:table-cell table:style-name="odsStyleTableCell-a18bf86e71765a8438018fe595675a5a" office:value-type="string">
            <text:p>REAL</text:p>
          </table:table-cell>
          <table:table-cell table:style-name="odsStyleTableCell-a18bf86e71765a8438018fe595675a5a" office:value-type="string">
            <text:p>BRL</text:p>
          </table:table-cell>
          <table:table-cell table:style-name="odsStyleTableCell-71985480c74a78a6696ab8890bb2f37e" office:value-type="string">
            <text:p>1.41225</text:p>
          </table:table-cell>
          <table:table-cell table:style-name="odsStyleTableCell-71985480c74a78a6696ab8890bb2f37e" office:value-type="string">
            <text:p>4.85750</text:p>
          </table:table-cell>
        </table:table-row>
        <table:table-row table:style-name="ro1">
          <table:table-cell table:style-name="odsStyleTableCell-a18bf86e71765a8438018fe595675a5a" office:value-type="string">
            <text:p>CANADA</text:p>
          </table:table-cell>
          <table:table-cell table:style-name="odsStyleTableCell-a18bf86e71765a8438018fe595675a5a" office:value-type="string">
            <text:p>DÓLAR</text:p>
          </table:table-cell>
          <table:table-cell table:style-name="odsStyleTableCell-a18bf86e71765a8438018fe595675a5a" office:value-type="string">
            <text:p>CAD</text:p>
          </table:table-cell>
          <table:table-cell table:style-name="odsStyleTableCell-71985480c74a78a6696ab8890bb2f37e" office:value-type="string">
            <text:p>5.12055</text:p>
          </table:table-cell>
          <table:table-cell table:style-name="odsStyleTableCell-71985480c74a78a6696ab8890bb2f37e" office:value-type="string">
            <text:p>1.33970</text:p>
          </table:table-cell>
        </table:table-row>
        <table:table-row table:style-name="ro1">
          <table:table-cell table:style-name="odsStyleTableCell-a18bf86e71765a8438018fe595675a5a" office:value-type="string">
            <text:p>CHILE</text:p>
          </table:table-cell>
          <table:table-cell table:style-name="odsStyleTableCell-a18bf86e71765a8438018fe595675a5a" office:value-type="string">
            <text:p>PESO</text:p>
          </table:table-cell>
          <table:table-cell table:style-name="odsStyleTableCell-a18bf86e71765a8438018fe595675a5a" office:value-type="string">
            <text:p>CLP</text:p>
          </table:table-cell>
          <table:table-cell table:style-name="odsStyleTableCell-71985480c74a78a6696ab8890bb2f37e" office:value-type="string">
            <text:p>0.00754</text:p>
          </table:table-cell>
          <table:table-cell table:style-name="odsStyleTableCell-71985480c74a78a6696ab8890bb2f37e" office:value-type="string">
            <text:p>909.58000</text:p>
          </table:table-cell>
        </table:table-row>
        <table:table-row table:style-name="ro1">
          <table:table-cell table:style-name="odsStyleTableCell-a18bf86e71765a8438018fe595675a5a" office:value-type="string">
            <text:p>COLOMBIA</text:p>
          </table:table-cell>
          <table:table-cell table:style-name="odsStyleTableCell-a18bf86e71765a8438018fe595675a5a" office:value-type="string">
            <text:p>PESO</text:p>
          </table:table-cell>
          <table:table-cell table:style-name="odsStyleTableCell-a18bf86e71765a8438018fe595675a5a" office:value-type="string">
            <text:p>COP</text:p>
          </table:table-cell>
          <table:table-cell table:style-name="odsStyleTableCell-71985480c74a78a6696ab8890bb2f37e" office:value-type="string">
            <text:p>0.00175</text:p>
          </table:table-cell>
          <table:table-cell table:style-name="odsStyleTableCell-71985480c74a78a6696ab8890bb2f37e" office:value-type="string">
            <text:p>3,910.77000</text:p>
          </table:table-cell>
        </table:table-row>
        <table:table-row table:style-name="ro1">
          <table:table-cell table:style-name="odsStyleTableCell-a18bf86e71765a8438018fe595675a5a" office:value-type="string">
            <text:p>COREA DEL SUR</text:p>
          </table:table-cell>
          <table:table-cell table:style-name="odsStyleTableCell-a18bf86e71765a8438018fe595675a5a" office:value-type="string">
            <text:p>WON</text:p>
          </table:table-cell>
          <table:table-cell table:style-name="odsStyleTableCell-a18bf86e71765a8438018fe595675a5a" office:value-type="string">
            <text:p>KRW</text:p>
          </table:table-cell>
          <table:table-cell table:style-name="odsStyleTableCell-71985480c74a78a6696ab8890bb2f37e" office:value-type="string">
            <text:p>0.00522</text:p>
          </table:table-cell>
          <table:table-cell table:style-name="odsStyleTableCell-71985480c74a78a6696ab8890bb2f37e" office:value-type="string">
            <text:p>1,313.74000</text:p>
          </table:table-cell>
        </table:table-row>
        <table:table-row table:style-name="ro1">
          <table:table-cell table:style-name="odsStyleTableCell-a18bf86e71765a8438018fe595675a5a" office:value-type="string">
            <text:p>COSTA RICA</text:p>
          </table:table-cell>
          <table:table-cell table:style-name="odsStyleTableCell-a18bf86e71765a8438018fe595675a5a" office:value-type="string">
            <text:p>COLON COSTARRICENSE</text:p>
          </table:table-cell>
          <table:table-cell table:style-name="odsStyleTableCell-a18bf86e71765a8438018fe595675a5a" office:value-type="string">
            <text:p>CRC</text:p>
          </table:table-cell>
          <table:table-cell table:style-name="odsStyleTableCell-71985480c74a78a6696ab8890bb2f37e" office:value-type="string">
            <text:p>0.01319</text:p>
          </table:table-cell>
          <table:table-cell table:style-name="odsStyleTableCell-71985480c74a78a6696ab8890bb2f37e" office:value-type="string">
            <text:p>520.02000</text:p>
          </table:table-cell>
        </table:table-row>
        <table:table-row table:style-name="ro1">
          <table:table-cell table:style-name="odsStyleTableCell-a18bf86e71765a8438018fe595675a5a" office:value-type="string">
            <text:p>REPUBLICA CHECA</text:p>
          </table:table-cell>
          <table:table-cell table:style-name="odsStyleTableCell-a18bf86e71765a8438018fe595675a5a" office:value-type="string">
            <text:p>CORONA CHECA</text:p>
          </table:table-cell>
          <table:table-cell table:style-name="odsStyleTableCell-a18bf86e71765a8438018fe595675a5a" office:value-type="string">
            <text:p>CZK</text:p>
          </table:table-cell>
          <table:table-cell table:style-name="odsStyleTableCell-71985480c74a78a6696ab8890bb2f37e" office:value-type="string">
            <text:p>0.30482</text:p>
          </table:table-cell>
          <table:table-cell table:style-name="odsStyleTableCell-71985480c74a78a6696ab8890bb2f37e" office:value-type="string">
            <text:p>22.50500</text:p>
          </table:table-cell>
        </table:table-row>
        <table:table-row table:style-name="ro1">
          <table:table-cell table:style-name="odsStyleTableCell-a18bf86e71765a8438018fe595675a5a" office:value-type="string">
            <text:p>DINAMARCA</text:p>
          </table:table-cell>
          <table:table-cell table:style-name="odsStyleTableCell-a18bf86e71765a8438018fe595675a5a" office:value-type="string">
            <text:p>CORONA</text:p>
          </table:table-cell>
          <table:table-cell table:style-name="odsStyleTableCell-a18bf86e71765a8438018fe595675a5a" office:value-type="string">
            <text:p>DKK</text:p>
          </table:table-cell>
          <table:table-cell table:style-name="odsStyleTableCell-71985480c74a78a6696ab8890bb2f37e" office:value-type="string">
            <text:p>1.00832</text:p>
          </table:table-cell>
          <table:table-cell table:style-name="odsStyleTableCell-71985480c74a78a6696ab8890bb2f37e" office:value-type="string">
            <text:p>6.80340</text:p>
          </table:table-cell>
        </table:table-row>
        <table:table-row table:style-name="ro1">
          <table:table-cell table:style-name="odsStyleTableCell-a18bf86e71765a8438018fe595675a5a" office:value-type="string">
            <text:p>ECUADOR</text:p>
          </table:table-cell>
          <table:table-cell table:style-name="odsStyleTableCell-a18bf86e71765a8438018fe595675a5a" office:value-type="string">
            <text:p>DÓLAR</text:p>
          </table:table-cell>
          <table:table-cell table:style-name="odsStyleTableCell-a18bf86e71765a8438018fe595675a5a" office:value-type="string">
            <text:p>USD</text:p>
          </table:table-cell>
          <table:table-cell table:style-name="odsStyleTableCell-71985480c74a78a6696ab8890bb2f37e" office:value-type="string">
            <text:p>6.86000</text:p>
          </table:table-cell>
          <table:table-cell table:style-name="odsStyleTableCell-71985480c74a78a6696ab8890bb2f37e" office:value-type="string">
            <text:p>1.00000</text:p>
          </table:table-cell>
        </table:table-row>
        <table:table-row table:style-name="ro1">
          <table:table-cell table:style-name="odsStyleTableCell-a18bf86e71765a8438018fe595675a5a" office:value-type="string">
            <text:p>EMIRATOS ARABES</text:p>
          </table:table-cell>
          <table:table-cell table:style-name="odsStyleTableCell-a18bf86e71765a8438018fe595675a5a" office:value-type="string">
            <text:p>DIRHAM</text:p>
          </table:table-cell>
          <table:table-cell table:style-name="odsStyleTableCell-a18bf86e71765a8438018fe595675a5a" office:value-type="string">
            <text:p>AED</text:p>
          </table:table-cell>
          <table:table-cell table:style-name="odsStyleTableCell-71985480c74a78a6696ab8890bb2f37e" office:value-type="string">
            <text:p>1.86778</text:p>
          </table:table-cell>
          <table:table-cell table:style-name="odsStyleTableCell-71985480c74a78a6696ab8890bb2f37e" office:value-type="string">
            <text:p>3.67280</text:p>
          </table:table-cell>
        </table:table-row>
        <table:table-row table:style-name="ro1">
          <table:table-cell table:style-name="odsStyleTableCell-a18bf86e71765a8438018fe595675a5a" office:value-type="string">
            <text:p>FILIPINAS</text:p>
          </table:table-cell>
          <table:table-cell table:style-name="odsStyleTableCell-a18bf86e71765a8438018fe595675a5a" office:value-type="string">
            <text:p>PESO FILIPINO</text:p>
          </table:table-cell>
          <table:table-cell table:style-name="odsStyleTableCell-a18bf86e71765a8438018fe595675a5a" office:value-type="string">
            <text:p>PHP</text:p>
          </table:table-cell>
          <table:table-cell table:style-name="odsStyleTableCell-71985480c74a78a6696ab8890bb2f37e" office:value-type="string">
            <text:p>0.12264</text:p>
          </table:table-cell>
          <table:table-cell table:style-name="odsStyleTableCell-71985480c74a78a6696ab8890bb2f37e" office:value-type="string">
            <text:p>55.93400</text:p>
          </table:table-cell>
        </table:table-row>
        <table:table-row table:style-name="ro1">
          <table:table-cell table:style-name="odsStyleTableCell-a18bf86e71765a8438018fe595675a5a" office:value-type="string">
            <text:p>HAITÍ</text:p>
          </table:table-cell>
          <table:table-cell table:style-name="odsStyleTableCell-a18bf86e71765a8438018fe595675a5a" office:value-type="string">
            <text:p>GOURDE</text:p>
          </table:table-cell>
          <table:table-cell table:style-name="odsStyleTableCell-a18bf86e71765a8438018fe595675a5a" office:value-type="string">
            <text:p>HTG</text:p>
          </table:table-cell>
          <table:table-cell table:style-name="odsStyleTableCell-71985480c74a78a6696ab8890bb2f37e" office:value-type="string">
            <text:p>0.05212</text:p>
          </table:table-cell>
          <table:table-cell table:style-name="odsStyleTableCell-71985480c74a78a6696ab8890bb2f37e" office:value-type="string">
            <text:p>131.62460</text:p>
          </table:table-cell>
        </table:table-row>
        <table:table-row table:style-name="ro1">
          <table:table-cell table:style-name="odsStyleTableCell-a18bf86e71765a8438018fe595675a5a" office:value-type="string">
            <text:p>HONG KONG</text:p>
          </table:table-cell>
          <table:table-cell table:style-name="odsStyleTableCell-a18bf86e71765a8438018fe595675a5a" office:value-type="string">
            <text:p>DÓLAR</text:p>
          </table:table-cell>
          <table:table-cell table:style-name="odsStyleTableCell-a18bf86e71765a8438018fe595675a5a" office:value-type="string">
            <text:p>HKD</text:p>
          </table:table-cell>
          <table:table-cell table:style-name="odsStyleTableCell-71985480c74a78a6696ab8890bb2f37e" office:value-type="string">
            <text:p>0.87726</text:p>
          </table:table-cell>
          <table:table-cell table:style-name="odsStyleTableCell-71985480c74a78a6696ab8890bb2f37e" office:value-type="string">
            <text:p>7.81980</text:p>
          </table:table-cell>
        </table:table-row>
        <table:table-row table:style-name="ro1">
          <table:table-cell table:style-name="odsStyleTableCell-a18bf86e71765a8438018fe595675a5a" office:value-type="string">
            <text:p>INDIA</text:p>
          </table:table-cell>
          <table:table-cell table:style-name="odsStyleTableCell-a18bf86e71765a8438018fe595675a5a" office:value-type="string">
            <text:p>RUPIA</text:p>
          </table:table-cell>
          <table:table-cell table:style-name="odsStyleTableCell-a18bf86e71765a8438018fe595675a5a" office:value-type="string">
            <text:p>INR</text:p>
          </table:table-cell>
          <table:table-cell table:style-name="odsStyleTableCell-71985480c74a78a6696ab8890bb2f37e" office:value-type="string">
            <text:p>0.08273</text:p>
          </table:table-cell>
          <table:table-cell table:style-name="odsStyleTableCell-71985480c74a78a6696ab8890bb2f37e" office:value-type="string">
            <text:p>82.92250</text:p>
          </table:table-cell>
        </table:table-row>
        <table:table-row table:style-name="ro1">
          <table:table-cell table:style-name="odsStyleTableCell-a18bf86e71765a8438018fe595675a5a" office:value-type="string">
            <text:p>INDONESIA</text:p>
          </table:table-cell>
          <table:table-cell table:style-name="odsStyleTableCell-a18bf86e71765a8438018fe595675a5a" office:value-type="string">
            <text:p>RUPIA INDONESIA</text:p>
          </table:table-cell>
          <table:table-cell table:style-name="odsStyleTableCell-a18bf86e71765a8438018fe595675a5a" office:value-type="string">
            <text:p>IDR</text:p>
          </table:table-cell>
          <table:table-cell table:style-name="odsStyleTableCell-71985480c74a78a6696ab8890bb2f37e" office:value-type="string">
            <text:p>0.00044</text:p>
          </table:table-cell>
          <table:table-cell table:style-name="odsStyleTableCell-71985480c74a78a6696ab8890bb2f37e" office:value-type="string">
            <text:p>15,550.00000</text:p>
          </table:table-cell>
        </table:table-row>
        <table:table-row table:style-name="ro1">
          <table:table-cell table:style-name="odsStyleTableCell-a18bf86e71765a8438018fe595675a5a" office:value-type="string">
            <text:p>ISRAEL</text:p>
          </table:table-cell>
          <table:table-cell table:style-name="odsStyleTableCell-a18bf86e71765a8438018fe595675a5a" office:value-type="string">
            <text:p>NUEVO SÉQUEL</text:p>
          </table:table-cell>
          <table:table-cell table:style-name="odsStyleTableCell-a18bf86e71765a8438018fe595675a5a" office:value-type="string">
            <text:p>ILS</text:p>
          </table:table-cell>
          <table:table-cell table:style-name="odsStyleTableCell-71985480c74a78a6696ab8890bb2f37e" office:value-type="string">
            <text:p>1.83599</text:p>
          </table:table-cell>
          <table:table-cell table:style-name="odsStyleTableCell-71985480c74a78a6696ab8890bb2f37e" office:value-type="string">
            <text:p>3.73640</text:p>
          </table:table-cell>
        </table:table-row>
        <table:table-row table:style-name="ro1">
          <table:table-cell table:style-name="odsStyleTableCell-a18bf86e71765a8438018fe595675a5a" office:value-type="string">
            <text:p>MALASIA</text:p>
          </table:table-cell>
          <table:table-cell table:style-name="odsStyleTableCell-a18bf86e71765a8438018fe595675a5a" office:value-type="string">
            <text:p>RINGGIT MALAYO</text:p>
          </table:table-cell>
          <table:table-cell table:style-name="odsStyleTableCell-a18bf86e71765a8438018fe595675a5a" office:value-type="string">
            <text:p>MYR</text:p>
          </table:table-cell>
          <table:table-cell table:style-name="odsStyleTableCell-71985480c74a78a6696ab8890bb2f37e" office:value-type="string">
            <text:p>1.47600</text:p>
          </table:table-cell>
          <table:table-cell table:style-name="odsStyleTableCell-71985480c74a78a6696ab8890bb2f37e" office:value-type="string">
            <text:p>4.64770</text:p>
          </table:table-cell>
        </table:table-row>
        <table:table-row table:style-name="ro1">
          <table:table-cell table:style-name="odsStyleTableCell-a18bf86e71765a8438018fe595675a5a" office:value-type="string">
            <text:p>MEXICO</text:p>
          </table:table-cell>
          <table:table-cell table:style-name="odsStyleTableCell-a18bf86e71765a8438018fe595675a5a" office:value-type="string">
            <text:p>PESO</text:p>
          </table:table-cell>
          <table:table-cell table:style-name="odsStyleTableCell-a18bf86e71765a8438018fe595675a5a" office:value-type="string">
            <text:p>MXN</text:p>
          </table:table-cell>
          <table:table-cell table:style-name="odsStyleTableCell-71985480c74a78a6696ab8890bb2f37e" office:value-type="string">
            <text:p>0.40699</text:p>
          </table:table-cell>
          <table:table-cell table:style-name="odsStyleTableCell-71985480c74a78a6696ab8890bb2f37e" office:value-type="string">
            <text:p>16.85530</text:p>
          </table:table-cell>
        </table:table-row>
        <table:table-row table:style-name="ro1">
          <table:table-cell table:style-name="odsStyleTableCell-a18bf86e71765a8438018fe595675a5a" office:value-type="string">
            <text:p>NORUEGA</text:p>
          </table:table-cell>
          <table:table-cell table:style-name="odsStyleTableCell-a18bf86e71765a8438018fe595675a5a" office:value-type="string">
            <text:p>CORONA</text:p>
          </table:table-cell>
          <table:table-cell table:style-name="odsStyleTableCell-a18bf86e71765a8438018fe595675a5a" office:value-type="string">
            <text:p>NOK</text:p>
          </table:table-cell>
          <table:table-cell table:style-name="odsStyleTableCell-71985480c74a78a6696ab8890bb2f37e" office:value-type="string">
            <text:p>0.66757</text:p>
          </table:table-cell>
          <table:table-cell table:style-name="odsStyleTableCell-71985480c74a78a6696ab8890bb2f37e" office:value-type="string">
            <text:p>10.27610</text:p>
          </table:table-cell>
        </table:table-row>
        <table:table-row table:style-name="ro1">
          <table:table-cell table:style-name="odsStyleTableCell-a18bf86e71765a8438018fe595675a5a" office:value-type="string">
            <text:p>PANAMÁ</text:p>
          </table:table-cell>
          <table:table-cell table:style-name="odsStyleTableCell-a18bf86e71765a8438018fe595675a5a" office:value-type="string">
            <text:p>BALBOA</text:p>
          </table:table-cell>
          <table:table-cell table:style-name="odsStyleTableCell-a18bf86e71765a8438018fe595675a5a" office:value-type="string">
            <text:p>PAB</text:p>
          </table:table-cell>
          <table:table-cell table:style-name="odsStyleTableCell-71985480c74a78a6696ab8890bb2f37e" office:value-type="string">
            <text:p>6.86000</text:p>
          </table:table-cell>
          <table:table-cell table:style-name="odsStyleTableCell-71985480c74a78a6696ab8890bb2f37e" office:value-type="string">
            <text:p>1.00000</text:p>
          </table:table-cell>
        </table:table-row>
        <table:table-row table:style-name="ro1">
          <table:table-cell table:style-name="odsStyleTableCell-a18bf86e71765a8438018fe595675a5a" office:value-type="string">
            <text:p>PARAGUAY</text:p>
          </table:table-cell>
          <table:table-cell table:style-name="odsStyleTableCell-a18bf86e71765a8438018fe595675a5a" office:value-type="string">
            <text:p>GUARANI</text:p>
          </table:table-cell>
          <table:table-cell table:style-name="odsStyleTableCell-a18bf86e71765a8438018fe595675a5a" office:value-type="string">
            <text:p>PYG</text:p>
          </table:table-cell>
          <table:table-cell table:style-name="odsStyleTableCell-71985480c74a78a6696ab8890bb2f37e" office:value-type="string">
            <text:p>0.00094</text:p>
          </table:table-cell>
          <table:table-cell table:style-name="odsStyleTableCell-71985480c74a78a6696ab8890bb2f37e" office:value-type="string">
            <text:p>7,269.20000</text:p>
          </table:table-cell>
        </table:table-row>
        <table:table-row table:style-name="ro1">
          <table:table-cell table:style-name="odsStyleTableCell-a18bf86e71765a8438018fe595675a5a" office:value-type="string">
            <text:p>PERU</text:p>
          </table:table-cell>
          <table:table-cell table:style-name="odsStyleTableCell-a18bf86e71765a8438018fe595675a5a" office:value-type="string">
            <text:p>NUEVO SOL</text:p>
          </table:table-cell>
          <table:table-cell table:style-name="odsStyleTableCell-a18bf86e71765a8438018fe595675a5a" office:value-type="string">
            <text:p>PEN</text:p>
          </table:table-cell>
          <table:table-cell table:style-name="odsStyleTableCell-71985480c74a78a6696ab8890bb2f37e" office:value-type="string">
            <text:p>1.85631</text:p>
          </table:table-cell>
          <table:table-cell table:style-name="odsStyleTableCell-71985480c74a78a6696ab8890bb2f37e" office:value-type="string">
            <text:p>3.69550</text:p>
          </table:table-cell>
        </table:table-row>
        <table:table-row table:style-name="ro1">
          <table:table-cell table:style-name="odsStyleTableCell-a18bf86e71765a8438018fe595675a5a" office:value-type="string">
            <text:p>REINO UNIDO</text:p>
          </table:table-cell>
          <table:table-cell table:style-name="odsStyleTableCell-a18bf86e71765a8438018fe595675a5a" office:value-type="string">
            <text:p>LIBRA</text:p>
          </table:table-cell>
          <table:table-cell table:style-name="odsStyleTableCell-a18bf86e71765a8438018fe595675a5a" office:value-type="string">
            <text:p>GBP</text:p>
          </table:table-cell>
          <table:table-cell table:style-name="odsStyleTableCell-71985480c74a78a6696ab8890bb2f37e" office:value-type="string">
            <text:p>8.74855</text:p>
          </table:table-cell>
          <table:table-cell table:style-name="odsStyleTableCell-71985480c74a78a6696ab8890bb2f37e" office:value-type="string">
            <text:p>0.78413</text:p>
          </table:table-cell>
        </table:table-row>
        <table:table-row table:style-name="ro1">
          <table:table-cell table:style-name="odsStyleTableCell-a18bf86e71765a8438018fe595675a5a" office:value-type="string">
            <text:p>REPÚBLICA DOMINICANA</text:p>
          </table:table-cell>
          <table:table-cell table:style-name="odsStyleTableCell-a18bf86e71765a8438018fe595675a5a" office:value-type="string">
            <text:p>PESO DOMINICANO</text:p>
          </table:table-cell>
          <table:table-cell table:style-name="odsStyleTableCell-a18bf86e71765a8438018fe595675a5a" office:value-type="string">
            <text:p>DOP</text:p>
          </table:table-cell>
          <table:table-cell table:style-name="odsStyleTableCell-71985480c74a78a6696ab8890bb2f37e" office:value-type="string">
            <text:p>0.11700</text:p>
          </table:table-cell>
          <table:table-cell table:style-name="odsStyleTableCell-71985480c74a78a6696ab8890bb2f37e" office:value-type="string">
            <text:p>58.63100</text:p>
          </table:table-cell>
        </table:table-row>
        <table:table-row table:style-name="ro1">
          <table:table-cell table:style-name="odsStyleTableCell-a18bf86e71765a8438018fe595675a5a" office:value-type="string">
            <text:p>REP.POPULAR CHINA</text:p>
          </table:table-cell>
          <table:table-cell table:style-name="odsStyleTableCell-a18bf86e71765a8438018fe595675a5a" office:value-type="string">
            <text:p>YUAN RENMINBI OFFSHORE</text:p>
          </table:table-cell>
          <table:table-cell table:style-name="odsStyleTableCell-a18bf86e71765a8438018fe595675a5a" office:value-type="string">
            <text:p>CNH</text:p>
          </table:table-cell>
          <table:table-cell table:style-name="odsStyleTableCell-71985480c74a78a6696ab8890bb2f37e" office:value-type="string">
            <text:p>0.95392</text:p>
          </table:table-cell>
          <table:table-cell table:style-name="odsStyleTableCell-71985480c74a78a6696ab8890bb2f37e" office:value-type="string">
            <text:p>7.19140</text:p>
          </table:table-cell>
        </table:table-row>
        <table:table-row table:style-name="ro1">
          <table:table-cell table:style-name="odsStyleTableCell-a18bf86e71765a8438018fe595675a5a" office:value-type="string">
            <text:p>RUSIA</text:p>
          </table:table-cell>
          <table:table-cell table:style-name="odsStyleTableCell-a18bf86e71765a8438018fe595675a5a" office:value-type="string">
            <text:p>RUBLO RUSO</text:p>
          </table:table-cell>
          <table:table-cell table:style-name="odsStyleTableCell-a18bf86e71765a8438018fe595675a5a" office:value-type="string">
            <text:p>RUB</text:p>
          </table:table-cell>
          <table:table-cell table:style-name="odsStyleTableCell-71985480c74a78a6696ab8890bb2f37e" office:value-type="string">
            <text:p>0.07761</text:p>
          </table:table-cell>
          <table:table-cell table:style-name="odsStyleTableCell-71985480c74a78a6696ab8890bb2f37e" office:value-type="string">
            <text:p>88.38700</text:p>
          </table:table-cell>
        </table:table-row>
        <table:table-row table:style-name="ro1">
          <table:table-cell table:style-name="odsStyleTableCell-a18bf86e71765a8438018fe595675a5a" office:value-type="string">
            <text:p>SINGAPUR</text:p>
          </table:table-cell>
          <table:table-cell table:style-name="odsStyleTableCell-a18bf86e71765a8438018fe595675a5a" office:value-type="string">
            <text:p>DÓLAR</text:p>
          </table:table-cell>
          <table:table-cell table:style-name="odsStyleTableCell-a18bf86e71765a8438018fe595675a5a" office:value-type="string">
            <text:p>SGD</text:p>
          </table:table-cell>
          <table:table-cell table:style-name="odsStyleTableCell-71985480c74a78a6696ab8890bb2f37e" office:value-type="string">
            <text:p>5.15247</text:p>
          </table:table-cell>
          <table:table-cell table:style-name="odsStyleTableCell-71985480c74a78a6696ab8890bb2f37e" office:value-type="string">
            <text:p>1.33140</text:p>
          </table:table-cell>
        </table:table-row>
        <table:table-row table:style-name="ro1">
          <table:table-cell table:style-name="odsStyleTableCell-a18bf86e71765a8438018fe595675a5a" office:value-type="string">
            <text:p>SUDÁFRICA</text:p>
          </table:table-cell>
          <table:table-cell table:style-name="odsStyleTableCell-a18bf86e71765a8438018fe595675a5a" office:value-type="string">
            <text:p>RAND</text:p>
          </table:table-cell>
          <table:table-cell table:style-name="odsStyleTableCell-a18bf86e71765a8438018fe595675a5a" office:value-type="string">
            <text:p>ZAR</text:p>
          </table:table-cell>
          <table:table-cell table:style-name="odsStyleTableCell-71985480c74a78a6696ab8890bb2f37e" office:value-type="string">
            <text:p>0.36788</text:p>
          </table:table-cell>
          <table:table-cell table:style-name="odsStyleTableCell-71985480c74a78a6696ab8890bb2f37e" office:value-type="string">
            <text:p>18.64740</text:p>
          </table:table-cell>
        </table:table-row>
        <table:table-row table:style-name="ro1">
          <table:table-cell table:style-name="odsStyleTableCell-a18bf86e71765a8438018fe595675a5a" office:value-type="string">
            <text:p>SUECIA</text:p>
          </table:table-cell>
          <table:table-cell table:style-name="odsStyleTableCell-a18bf86e71765a8438018fe595675a5a" office:value-type="string">
            <text:p>CORONA</text:p>
          </table:table-cell>
          <table:table-cell table:style-name="odsStyleTableCell-a18bf86e71765a8438018fe595675a5a" office:value-type="string">
            <text:p>SEK</text:p>
          </table:table-cell>
          <table:table-cell table:style-name="odsStyleTableCell-71985480c74a78a6696ab8890bb2f37e" office:value-type="string">
            <text:p>0.66763</text:p>
          </table:table-cell>
          <table:table-cell table:style-name="odsStyleTableCell-71985480c74a78a6696ab8890bb2f37e" office:value-type="string">
            <text:p>10.27520</text:p>
          </table:table-cell>
        </table:table-row>
        <table:table-row table:style-name="ro1">
          <table:table-cell table:style-name="odsStyleTableCell-a18bf86e71765a8438018fe595675a5a" office:value-type="string">
            <text:p>SUIZA</text:p>
          </table:table-cell>
          <table:table-cell table:style-name="odsStyleTableCell-a18bf86e71765a8438018fe595675a5a" office:value-type="string">
            <text:p>FRANCO</text:p>
          </table:table-cell>
          <table:table-cell table:style-name="odsStyleTableCell-a18bf86e71765a8438018fe595675a5a" office:value-type="string">
            <text:p>CHF</text:p>
          </table:table-cell>
          <table:table-cell table:style-name="odsStyleTableCell-71985480c74a78a6696ab8890bb2f37e" office:value-type="string">
            <text:p>8.04975</text:p>
          </table:table-cell>
          <table:table-cell table:style-name="odsStyleTableCell-71985480c74a78a6696ab8890bb2f37e" office:value-type="string">
            <text:p>0.85220</text:p>
          </table:table-cell>
        </table:table-row>
        <table:table-row table:style-name="ro1">
          <table:table-cell table:style-name="odsStyleTableCell-a18bf86e71765a8438018fe595675a5a" office:value-type="string">
            <text:p>TAILANDIA</text:p>
          </table:table-cell>
          <table:table-cell table:style-name="odsStyleTableCell-a18bf86e71765a8438018fe595675a5a" office:value-type="string">
            <text:p>THAI BAHT</text:p>
          </table:table-cell>
          <table:table-cell table:style-name="odsStyleTableCell-a18bf86e71765a8438018fe595675a5a" office:value-type="string">
            <text:p>THB</text:p>
          </table:table-cell>
          <table:table-cell table:style-name="odsStyleTableCell-71985480c74a78a6696ab8890bb2f37e" office:value-type="string">
            <text:p>0.19635</text:p>
          </table:table-cell>
          <table:table-cell table:style-name="odsStyleTableCell-71985480c74a78a6696ab8890bb2f37e" office:value-type="string">
            <text:p>34.93800</text:p>
          </table:table-cell>
        </table:table-row>
        <table:table-row table:style-name="ro1">
          <table:table-cell table:style-name="odsStyleTableCell-a18bf86e71765a8438018fe595675a5a" office:value-type="string">
            <text:p>TAIWAN</text:p>
          </table:table-cell>
          <table:table-cell table:style-name="odsStyleTableCell-a18bf86e71765a8438018fe595675a5a" office:value-type="string">
            <text:p>DÓLAR</text:p>
          </table:table-cell>
          <table:table-cell table:style-name="odsStyleTableCell-a18bf86e71765a8438018fe595675a5a" office:value-type="string">
            <text:p>TWD</text:p>
          </table:table-cell>
          <table:table-cell table:style-name="odsStyleTableCell-71985480c74a78a6696ab8890bb2f37e" office:value-type="string">
            <text:p>0.22039</text:p>
          </table:table-cell>
          <table:table-cell table:style-name="odsStyleTableCell-71985480c74a78a6696ab8890bb2f37e" office:value-type="string">
            <text:p>31.12600</text:p>
          </table:table-cell>
        </table:table-row>
        <table:table-row table:style-name="ro1">
          <table:table-cell table:style-name="odsStyleTableCell-a18bf86e71765a8438018fe595675a5a" office:value-type="string">
            <text:p>TÚNEZ</text:p>
          </table:table-cell>
          <table:table-cell table:style-name="odsStyleTableCell-a18bf86e71765a8438018fe595675a5a" office:value-type="string">
            <text:p>DINAR TUNECINO</text:p>
          </table:table-cell>
          <table:table-cell table:style-name="odsStyleTableCell-a18bf86e71765a8438018fe595675a5a" office:value-type="string">
            <text:p>TND</text:p>
          </table:table-cell>
          <table:table-cell table:style-name="odsStyleTableCell-71985480c74a78a6696ab8890bb2f37e" office:value-type="string">
            <text:p>2.21813</text:p>
          </table:table-cell>
          <table:table-cell table:style-name="odsStyleTableCell-71985480c74a78a6696ab8890bb2f37e" office:value-type="string">
            <text:p>3.09270</text:p>
          </table:table-cell>
        </table:table-row>
        <table:table-row table:style-name="ro1">
          <table:table-cell table:style-name="odsStyleTableCell-a18bf86e71765a8438018fe595675a5a" office:value-type="string">
            <text:p>TURQUÍA</text:p>
          </table:table-cell>
          <table:table-cell table:style-name="odsStyleTableCell-a18bf86e71765a8438018fe595675a5a" office:value-type="string">
            <text:p>LIRA TURCA</text:p>
          </table:table-cell>
          <table:table-cell table:style-name="odsStyleTableCell-a18bf86e71765a8438018fe595675a5a" office:value-type="string">
            <text:p>TRY</text:p>
          </table:table-cell>
          <table:table-cell table:style-name="odsStyleTableCell-71985480c74a78a6696ab8890bb2f37e" office:value-type="string">
            <text:p>0.22795</text:p>
          </table:table-cell>
          <table:table-cell table:style-name="odsStyleTableCell-71985480c74a78a6696ab8890bb2f37e" office:value-type="string">
            <text:p>30.09480</text:p>
          </table:table-cell>
        </table:table-row>
        <table:table-row table:style-name="ro1">
          <table:table-cell table:style-name="odsStyleTableCell-a18bf86e71765a8438018fe595675a5a" office:value-type="string">
            <text:p>URUGUAY</text:p>
          </table:table-cell>
          <table:table-cell table:style-name="odsStyleTableCell-a18bf86e71765a8438018fe595675a5a" office:value-type="string">
            <text:p>PESO</text:p>
          </table:table-cell>
          <table:table-cell table:style-name="odsStyleTableCell-a18bf86e71765a8438018fe595675a5a" office:value-type="string">
            <text:p>UYU</text:p>
          </table:table-cell>
          <table:table-cell table:style-name="odsStyleTableCell-71985480c74a78a6696ab8890bb2f37e" office:value-type="string">
            <text:p>0.17483</text:p>
          </table:table-cell>
          <table:table-cell table:style-name="odsStyleTableCell-71985480c74a78a6696ab8890bb2f37e" office:value-type="string">
            <text:p>39.23700</text:p>
          </table:table-cell>
        </table:table-row>
        <table:table-row table:style-name="ro1">
          <table:table-cell table:style-name="odsStyleTableCell-a18bf86e71765a8438018fe595675a5a" office:value-type="string">
            <text:p>VENEZUELA</text:p>
          </table:table-cell>
          <table:table-cell table:style-name="odsStyleTableCell-a18bf86e71765a8438018fe595675a5a" office:value-type="string">
            <text:p>BOLIVAR DIGITAL</text:p>
          </table:table-cell>
          <table:table-cell table:style-name="odsStyleTableCell-a18bf86e71765a8438018fe595675a5a" office:value-type="string">
            <text:p>VES</text:p>
          </table:table-cell>
          <table:table-cell table:style-name="odsStyleTableCell-71985480c74a78a6696ab8890bb2f37e" office:value-type="string">
            <text:p>0.19076</text:p>
          </table:table-cell>
          <table:table-cell table:style-name="odsStyleTableCell-71985480c74a78a6696ab8890bb2f37e" office:value-type="string">
            <text:p>35.96180</text:p>
          </table:table-cell>
        </table:table-row>
        <table:table-row table:style-name="ro1">
          <table:table-cell table:style-name="odsStyleTableCell-a18bf86e71765a8438018fe595675a5a" office:value-type="string">
            <text:p>VIETNAM</text:p>
          </table:table-cell>
          <table:table-cell table:style-name="odsStyleTableCell-a18bf86e71765a8438018fe595675a5a" office:value-type="string">
            <text:p>DONG</text:p>
          </table:table-cell>
          <table:table-cell table:style-name="odsStyleTableCell-a18bf86e71765a8438018fe595675a5a" office:value-type="string">
            <text:p>VND</text:p>
          </table:table-cell>
          <table:table-cell table:style-name="odsStyleTableCell-71985480c74a78a6696ab8890bb2f37e" office:value-type="string">
            <text:p>0.00028</text:p>
          </table:table-cell>
          <table:table-cell table:style-name="odsStyleTableCell-71985480c74a78a6696ab8890bb2f37e" office:value-type="string">
            <text:p>24,501.00000</text:p>
          </table:table-cell>
        </table:table-row>
        <table:table-row table:style-name="ro1">
          <table:table-cell table:style-name="odsStyleTableCell-a18bf86e71765a8438018fe595675a5a" office:value-type="string">
            <text:p/>
          </table:table-cell>
          <table:table-cell table:style-name="odsStyleTableCell-a18bf86e71765a8438018fe595675a5a" office:value-type="string">
            <text:p>DERECHO ESPECIAL DE GIRO</text:p>
          </table:table-cell>
          <table:table-cell table:style-name="odsStyleTableCell-a18bf86e71765a8438018fe595675a5a" office:value-type="string">
            <text:p>USD/D.E.G.</text:p>
          </table:table-cell>
          <table:table-cell table:style-name="odsStyleTableCell-71985480c74a78a6696ab8890bb2f37e" office:value-type="string">
            <text:p/>
          </table:table-cell>
          <table:table-cell table:style-name="odsStyleTableCell-71985480c74a78a6696ab8890bb2f37e" office:value-type="string">
            <text:p>1.33605</text:p>
          </table:table-cell>
        </table:table-row>
        <table:table-row table:style-name="ro1">
          <table:table-cell table:style-name="odsStyleTableCell-a18bf86e71765a8438018fe595675a5a" office:value-type="string">
            <text:p/>
          </table:table-cell>
          <table:table-cell table:style-name="odsStyleTableCell-a18bf86e71765a8438018fe595675a5a" office:value-type="string">
            <text:p>UNIDAD DE FOMENTO DE VIVIENDA</text:p>
          </table:table-cell>
          <table:table-cell table:style-name="odsStyleTableCell-a18bf86e71765a8438018fe595675a5a" office:value-type="string">
            <text:p>Bs/UFV</text:p>
          </table:table-cell>
          <table:table-cell table:style-name="odsStyleTableCell-71985480c74a78a6696ab8890bb2f37e" office:value-type="string">
            <text:p/>
          </table:table-cell>
          <table:table-cell table:style-name="odsStyleTableCell-71985480c74a78a6696ab8890bb2f37e" office:value-type="string">
            <text:p>2.47624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442049487a346be71b0896b2cc2dcfab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5a75c1daf7c3f3c5ba2bebc5dde3b11a" office:value-type="string">
            <text:p> </text:p>
          </table:table-cell>
          <table:table-cell table:style-name="odsStyleTableCell-5a75c1daf7c3f3c5ba2bebc5dde3b11a" office:value-type="string">
            <text:p>UNIDAD MONETARIA</text:p>
          </table:table-cell>
          <table:table-cell table:style-name="odsStyleTableCell-5a75c1daf7c3f3c5ba2bebc5dde3b11a" office:value-type="string">
            <text:p>MONEDA</text:p>
          </table:table-cell>
          <table:table-cell table:style-name="odsStyleTableCell-5a75c1daf7c3f3c5ba2bebc5dde3b11a" office:value-type="string">
            <text:p>TIPO DE CAMBIO EN M.E.</text:p>
          </table:table-cell>
        </table:table-row>
        <table:table-row table:style-name="ro1">
          <table:table-cell table:style-name="odsStyleTableCell-a18bf86e71765a8438018fe595675a5a" office:value-type="string">
            <text:p>ORO</text:p>
          </table:table-cell>
          <table:table-cell table:style-name="odsStyleTableCell-a18bf86e71765a8438018fe595675a5a" office:value-type="string">
            <text:p>ONZA TROY ORO</text:p>
          </table:table-cell>
          <table:table-cell table:style-name="odsStyleTableCell-a18bf86e71765a8438018fe595675a5a" office:value-type="string">
            <text:p>USD./O.T.F.</text:p>
          </table:table-cell>
          <table:table-cell table:style-name="odsStyleTableCell-71985480c74a78a6696ab8890bb2f37e" office:value-type="string">
            <text:p>2,048.92000</text:p>
          </table:table-cell>
        </table:table-row>
        <table:table-row table:style-name="ro1">
          <table:table-cell table:style-name="odsStyleTableCell-a18bf86e71765a8438018fe595675a5a" office:value-type="string">
            <text:p>PLATA</text:p>
          </table:table-cell>
          <table:table-cell table:style-name="odsStyleTableCell-a18bf86e71765a8438018fe595675a5a" office:value-type="string">
            <text:p>ONZA TROY PLATA</text:p>
          </table:table-cell>
          <table:table-cell table:style-name="odsStyleTableCell-a18bf86e71765a8438018fe595675a5a" office:value-type="string">
            <text:p>USD./O.T.F.</text:p>
          </table:table-cell>
          <table:table-cell table:style-name="odsStyleTableCell-71985480c74a78a6696ab8890bb2f37e" office:value-type="string">
            <text:p>23.210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442049487a346be71b0896b2cc2dcfab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5a75c1daf7c3f3c5ba2bebc5dde3b11a" office:value-type="string">
            <text:p> </text:p>
          </table:table-cell>
          <table:table-cell table:style-name="odsStyleTableCell-5a75c1daf7c3f3c5ba2bebc5dde3b11a" office:value-type="string">
            <text:p>1 MES</text:p>
          </table:table-cell>
          <table:table-cell table:style-name="odsStyleTableCell-5a75c1daf7c3f3c5ba2bebc5dde3b11a" office:value-type="string">
            <text:p>3 MESES</text:p>
          </table:table-cell>
          <table:table-cell table:style-name="odsStyleTableCell-5a75c1daf7c3f3c5ba2bebc5dde3b11a" office:value-type="string">
            <text:p>6 MESES</text:p>
          </table:table-cell>
        </table:table-row>
        <table:table-row table:style-name="ro1">
          <table:table-cell table:style-name="odsStyleTableCell-e776b4f975b91d209bcc76be109d2115" office:value-type="string">
            <text:p>TASA LIBOR(USD)</text:p>
          </table:table-cell>
          <table:table-cell table:style-name="odsStyleTableCell-71985480c74a78a6696ab8890bb2f37e" office:value-type="string">
            <text:p>5.45</text:p>
          </table:table-cell>
          <table:table-cell table:style-name="odsStyleTableCell-71985480c74a78a6696ab8890bb2f37e" office:value-type="string">
            <text:p>5.58</text:p>
          </table:table-cell>
          <table:table-cell table:style-name="odsStyleTableCell-71985480c74a78a6696ab8890bb2f37e" office:value-type="string">
            <text:p>5.5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a18bf86e71765a8438018fe595675a5a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04:16:01</meta:creation-date>
    <meta:generator>ods générator</meta:generator>
    <dc:date>2024-10-16T04:16:01</dc:date>
    <meta:editing-duration>PT1S</meta:editing-duration>
    <meta:editing-cycles>1</meta:editing-cycles>
    <meta:document-statistic meta:table-count="1" meta:cell-count="4" meta:object-count="0"/>
  </office:meta>
</office:document-meta>
</file>